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ma" officeooo:rsid="0007b510" officeooo:paragraph-rsid="0007b510"/>
    </style:style>
    <style:style style:name="T1" style:family="text">
      <style:text-properties officeooo:rsid="00083796"/>
    </style:style>
    <style:style style:name="T2" style:family="text">
      <style:text-properties officeooo:rsid="00087b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wsps on Linux</text:p>
      <text:p text:style-name="P1"/>
      <text:p text:style-name="P1">- download files python script: could <text:span text:style-name="T1">b</text:span>e a cronjob <text:span text:style-name="T1">test if t is already runing</text:span></text:p>
      <text:p text:style-name="P1">- <text:span text:style-name="T1">have a sqllite db with tags what is complete downloaded</text:span></text:p>
      <text:p text:style-name="P1">- playing <text:span text:style-name="T2">python</text:span>: <text:span text:style-name="T1">should be a cronjob at 16:00 – to 20:00 every 15 min</text:span></text:p>
      <text:p text:style-name="P1">- <text:span text:style-name="T2">start a download every 15 minutes ?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2:41:52.473481442</meta:creation-date>
    <dc:date>2017-11-03T22:57:51.193020682</dc:date>
    <meta:editing-duration>PT15M5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51" meta:character-count="256" meta:non-whitespace-character-count="209"/>
  </office:meta>
</office:document-meta>
</file>